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 Display G1" svg:font-family="'Linux Libertine Display G'"/>
    <style:font-face style:name="Tahoma2" svg:font-family="Tahoma"/>
    <style:font-face style:name="Tahoma1" svg:font-family="Tahoma" style:font-family-generic="swiss"/>
    <style:font-face style:name="Linux Libertine Display G" svg:font-family="'Linux Libertine Display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break-before="page"/>
    </style:style>
    <style:style style:name="T1" style:family="text">
      <style:text-properties fo:color="#0000cc" style:font-name="Linux Libertine Display G"/>
    </style:style>
    <style:style style:name="T2" style:family="text">
      <style:text-properties fo:color="#0000cc" style:text-position="0% 100%" style:font-name="Linux Libertine Display G" fo:font-size="12pt" style:font-size-asian="12pt" style:font-size-complex="12pt"/>
    </style:style>
    <style:style style:name="T3" style:family="text">
      <style:text-properties fo:color="#0000cc" style:text-position="0% 100%" style:font-name="Linux Libertine Display G" fo:font-style="normal" style:font-style-asian="normal" style:font-style-complex="normal"/>
    </style:style>
    <style:style style:name="T4" style:family="text">
      <style:text-properties fo:color="#0000cc" style:text-position="0% 100%" style:font-name="Linux Libertine Display G" fo:font-style="normal" style:font-name-asian="Linux Libertine Display G1" style:font-style-asian="normal" style:font-name-complex="Linux Libertine Display G1" style:font-style-complex="normal"/>
    </style:style>
    <style:style style:name="T5" style:family="text">
      <style:text-properties fo:color="#0000cc" style:text-position="0% 100%" style:font-name="Linux Libertine Display G" fo:font-size="14pt" style:font-name-asian="Linux Libertine Display G1" style:font-size-asian="14pt" style:font-name-complex="Linux Libertine Display G1" style:font-size-complex="14pt"/>
    </style:style>
    <style:style style:name="T6" style:family="text">
      <style:text-properties fo:color="#0000cc" style:text-position="0% 100%" style:font-name="Linux Libertine Display G" fo:font-size="14pt" fo:language="en" fo:country="US" fo:font-weight="normal" style:font-name-asian="Tahoma1" style:font-size-asian="14pt" style:font-weight-asian="normal" style:font-name-complex="Tahoma1" style:font-size-complex="14pt" style:font-weight-complex="normal"/>
    </style:style>
    <style:style style:name="T7" style:family="text">
      <style:text-properties fo:color="#0000cc" style:text-position="sub 58%" style:font-name="Linux Libertine Display G" fo:font-style="normal" style:font-style-asian="normal" style:font-style-complex="normal"/>
    </style:style>
    <style:style style:name="T8" style:family="text">
      <style:text-properties fo:color="#0000cc" style:text-position="sub 58%" style:font-name="Linux Libertine Display G" fo:font-style="normal" style:font-name-asian="Linux Libertine Display G1" style:font-style-asian="normal" style:font-name-complex="Linux Libertine Display G1" style:font-style-complex="normal"/>
    </style:style>
    <style:style style:name="T9" style:family="text">
      <style:text-properties fo:color="#0000cc" style:text-position="super 58%" style:font-name="Linux Libertine Display G" fo:font-style="normal" style:font-name-asian="Linux Libertine Display G1" style:font-style-asian="normal" style:font-name-complex="Linux Libertine Display G1" style:font-style-complex="normal"/>
    </style:style>
    <style:style style:name="T10" style:family="text">
      <style:text-properties fo:language="en" fo:country="US"/>
    </style:style>
    <style:style style:name="T11" style:family="text">
      <style:text-properties style:text-position="0% 100%" fo:font-size="12pt" style:font-size-asian="12pt" style:font-size-complex="12pt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89794775785464448" text:style-name="L1">
        <text:list-item>
          <text:p text:style-name="P1">Operations</text:p>
        </text:list-item>
        <text:list-item>
          <text:p text:style-name="P1">The Numberline</text:p>
        </text:list-item>
        <text:list-item>
          <text:p text:style-name="P1">Interval notation (basic)</text:p>
        </text:list-item>
        <text:list-item>
          <text:p text:style-name="P1">Arithmetic Basics</text:p>
        </text:list-item>
        <text:list-item>
          <text:p text:style-name="P1">Counting Basics</text:p>
        </text:list-item>
        <text:list-item>
          <text:p text:style-name="P1">Proof of the Neutrality of Zero</text:p>
        </text:list-item>
        <text:list-item>
          <text:p text:style-name="P1">Inequalities (basic)</text:p>
        </text:list-item>
        <text:list-item>
          <text:p text:style-name="P1">Fractions</text:p>
        </text:list-item>
        <text:list-item>
          <text:p text:style-name="P1">Canceling</text:p>
        </text:list-item>
        <text:list-item>
          <text:p text:style-name="P1">Percentages</text:p>
        </text:list-item>
        <text:list-item>
          <text:p text:style-name="P1">Introducing the Concept of Balancing an Equation (use a beam scale as an example)</text:p>
        </text:list-item>
        <text:list-item>
          <text:p text:style-name="P1">Property Laws</text:p>
        </text:list-item>
        <text:list-item>
          <text:p text:style-name="P1">Laws of Exponents</text:p>
        </text:list-item>
        <text:list-item>
          <text:p text:style-name="P1">Inverses, Reciprocals, Identities, and Canceling</text:p>
        </text:list-item>
        <text:list-item>
          <text:p text:style-name="P1">Root Notation (index, radical symbol, radicand, and <text:s/>root)</text:p>
        </text:list-item>
        <text:list-item>
          <text:p text:style-name="P1">Polynomials</text:p>
        </text:list-item>
        <text:list-item>
          <text:p text:style-name="P1">Basic Structure of a Polynomial</text:p>
        </text:list-item>
        <text:list-item>
          <text:p text:style-name="P1">Polynomial Operations (Theory, Association, Distribution)</text:p>
        </text:list-item>
        <text:list-item>
          <text:p text:style-name="P1">Adding Polynomials</text:p>
        </text:list-item>
        <text:list-item>
          <text:p text:style-name="P1">Subtracting Polynomials</text:p>
        </text:list-item>
        <text:list-item>
          <text:p text:style-name="P1">Multiplying Polynomials (FOIL)</text:p>
        </text:list-item>
        <text:list-item>
          <text:p text:style-name="P1">Substitution, association, distribution, and equivalence statements</text:p>
        </text:list-item>
        <text:list-item>
          <text:p text:style-name="P1">Special Polynomial Forms</text:p>
        </text:list-item>
        <text:list-item>
          <text:p text:style-name="P1">Dividing Polynomials</text:p>
        </text:list-item>
        <text:list-item>
          <text:p text:style-name="P1">Rational Expressions (divisions, synthetic division)</text:p>
        </text:list-item>
        <text:list-item>
          <text:p text:style-name="P1">Equivalence Statements</text:p>
        </text:list-item>
        <text:list-item>
          <text:p text:style-name="P1">Factoring</text:p>
        </text:list-item>
        <text:list-item>
          <text:p text:style-name="P1"><text:span text:style-name="T10">Difference of Squares, Cubics, and Other Formulas</text:span></text:p>
        </text:list-item>
        <text:list-item>
          <text:p text:style-name="P1"><text:span text:style-name="T10">Factoring By Grouping</text:span></text:p>
        </text:list-item>
        <text:list-item>
          <text:p text:style-name="P1"><text:span text:style-name="T10">Graphing Functions</text:span></text:p>
        </text:list-item>
        <text:list-item>
          <text:p text:style-name="P1"><text:span text:style-name="T10">A Functiond Defined Plainly</text:span></text:p>
        </text:list-item>
        <text:list-item>
          <text:p text:style-name="P1"><text:span text:style-name="T10">Types of functions : linear, polynomial, exponential, logarithmic, trigonometric</text:span></text:p>
        </text:list-item>
        <text:list-item>
          <text:p text:style-name="P1"><text:span text:style-name="T10">Linear Equations</text:span></text:p>
        </text:list-item>
        <text:list-item>
          <text:p text:style-name="P1"><text:span text:style-name="T10">Linear equation formulas</text:span></text:p>
        </text:list-item>
        <text:list-item>
          <text:p text:style-name="P1"><text:span text:style-name="T10">Systems of Equations</text:span></text:p>
        </text:list-item>
        <text:list-item>
          <text:p text:style-name="P1"><text:span text:style-name="T10">Substitution Method</text:span></text:p>
        </text:list-item>
        <text:list-item>
          <text:p text:style-name="P1"><text:span text:style-name="T10">Elimination Method</text:span></text:p>
        </text:list-item>
        <text:list-item>
          <text:p text:style-name="P1"><text:span text:style-name="T10">Function Notation and Intercept Notation</text:span></text:p>
        </text:list-item>
        <text:list-item>
          <text:p text:style-name="P1"><text:span text:style-name="T10">Direct and Indirect Notation</text:span></text:p>
        </text:list-item>
        <text:list-item>
          <text:p text:style-name="P1"><text:span text:style-name="T10">The Inverse of a Function (definition with expanded explanation, vertical and horizontal line tests)</text:span></text:p>
        </text:list-item>
        <text:list-item>
          <text:p text:style-name="P1"><text:span text:style-name="T10">Identity Function</text:span></text:p>
        </text:list-item>
        <text:list-item>
          <text:p text:style-name="P1">Injective, Surjective and Bijective</text:p>
        </text:list-item>
        <text:list-item>
          <text:p text:style-name="P1">Finding the inverse for a function</text:p>
        </text:list-item>
        <text:list-item>
          <text:p text:style-name="P1">Chart of Squares</text:p>
        </text:list-item>
        <text:list-item>
          <text:p text:style-name="P1">Inverse of a Line</text:p>
        </text:list-item>
        <text:list-item>
          <text:p text:style-name="P1"><text:span text:style-name="T10">Finding the inverse for a cubic function</text:span></text:p>
        </text:list-item>
        <text:list-item>
          <text:p text:style-name="P1"><text:span text:style-name="T10">Finding the inverse for any function</text:span></text:p>
        </text:list-item>
        <text:list-item>
          <text:p text:style-name="P1"><text:span text:style-name="T10">Compositions</text:span></text:p>
        </text:list-item>
        <text:list-item>
          <text:p text:style-name="P1">The difference between an anti-function and inverse function.</text:p>
        </text:list-item>
        <text:list-item>
          <text:p text:style-name="P1">Quadratics</text:p>
        </text:list-item>
        <text:list-item>
          <text:p text:style-name="P1">Classification of numbers by set notation</text:p>
        </text:list-item>
        <text:list-item>
          <text:p text:style-name="P1"><text:soft-page-break/>Quadratic Formula</text:p>
        </text:list-item>
        <text:list-item>
          <text:p text:style-name="P1">Deriving the Quadratic Formula</text:p>
        </text:list-item>
        <text:list-item>
          <text:p text:style-name="P1">Completing the Square</text:p>
        </text:list-item>
        <text:list-item>
          <text:p text:style-name="P1">Al Khwarizmi Identity</text:p>
        </text:list-item>
        <text:list-item>
          <text:p text:style-name="P1">Graphing Quadratics</text:p>
        </text:list-item>
        <text:list-item>
          <text:p text:style-name="P1">The discriminant b2 – 4ac</text:p>
        </text:list-item>
        <text:list-item>
          <text:p text:style-name="P1">Cubics, Quartics, and other higher powered quadratics</text:p>
        </text:list-item>
        <text:list-item>
          <text:p text:style-name="P1">Exponential Functions f(x) = ax</text:p>
        </text:list-item>
        <text:list-item>
          <text:p text:style-name="P1">Logarithmic Functions loga(x)</text:p>
        </text:list-item>
        <text:list-item>
          <text:p text:style-name="P1">Graphing Cubics</text:p>
        </text:list-item>
        <text:list-item>
          <text:p text:style-name="P1">Cubic Formula</text:p>
        </text:list-item>
        <text:list-item>
          <text:p text:style-name="P1">Inequalities</text:p>
        </text:list-item>
        <text:list-item>
          <text:p text:style-name="P1">Interval Notation</text:p>
        </text:list-item>
        <text:list-item>
          <text:p text:style-name="P1">Recap explained using Greek Methods </text:p>
        </text:list-item>
        <text:list-item>
          <text:p text:style-name="P1">Conic Sections</text:p>
        </text:list-item>
        <text:list-item>
          <text:p text:style-name="P1">Parabolas</text:p>
        </text:list-item>
        <text:list-item>
          <text:p text:style-name="P1">Al Khwarizmi's identity revisited</text:p>
        </text:list-item>
        <text:list-item>
          <text:p text:style-name="P1">Graphing with real roots</text:p>
        </text:list-item>
        <text:list-item>
          <text:p text:style-name="P1">Complex Numbers</text:p>
        </text:list-item>
        <text:list-item>
          <text:p text:style-name="P1">Graphing Sideways Parabolas</text:p>
        </text:list-item>
        <text:list-item>
          <text:p text:style-name="P1">Parametric Formulas</text:p>
        </text:list-item>
        <text:list-item>
          <text:p text:style-name="P1">Vertex formula</text:p>
        </text:list-item>
        <text:list-item>
          <text:p text:style-name="P1">Distance and Midpoint formula</text:p>
        </text:list-item>
        <text:list-item>
          <text:p text:style-name="P1">Circles</text:p>
        </text:list-item>
        <text:list-item>
          <text:p text:style-name="P1">Ellipses</text:p>
        </text:list-item>
        <text:list-item>
          <text:p text:style-name="P1">Hyperbolas</text:p>
        </text:list-item>
        <text:list-item>
          <text:p text:style-name="P1">Linear and nonlinear systems of equations</text:p>
        </text:list-item>
        <text:list-item>
          <text:p text:style-name="P1"><text:span text:style-name="T10">Systems With Three Variables</text:span></text:p>
        </text:list-item>
        <text:list-item>
          <text:p text:style-name="P1"><text:span text:style-name="T10">Matrix Elimination</text:span></text:p>
        </text:list-item>
        <text:list-item>
          <text:p text:style-name="P1"><text:span text:style-name="T10">Determinants and Cramer's Rule</text:span></text:p>
        </text:list-item>
        <text:list-item>
          <text:p text:style-name="P1"><text:span text:style-name="T10">Business Applications of Matrices</text:span></text:p>
        </text:list-item>
        <text:list-item>
          <text:p text:style-name="P1"><text:span text:style-name="T10">Linear Algebra For College Students</text:span></text:p>
        </text:list-item>
        <text:list-item>
          <text:p text:style-name="P1"><text:span text:style-name="T10">Set Notation</text:span></text:p>
        </text:list-item>
        <text:list-item>
          <text:p text:style-name="P1"><text:span text:style-name="T10">Unions and Intersections</text:span></text:p>
        </text:list-item>
        <text:list-item>
          <text:p text:style-name="P1"><text:span text:style-name="T10">Color Theory</text:span></text:p>
        </text:list-item>
        <text:list-item>
          <text:p text:style-name="P1"><text:span text:style-name="T10">Absolute Value Principle</text:span></text:p>
        </text:list-item>
        <text:list-item>
          <text:p text:style-name="P1"><text:span text:style-name="T10">Inequalities with Absolute Value Principle</text:span></text:p>
        </text:list-item>
        <text:list-item>
          <text:p text:style-name="P1"><text:span text:style-name="T10">Equations with Absolute Value Principle</text:span></text:p>
        </text:list-item>
        <text:list-item>
          <text:p text:style-name="P1"><text:span text:style-name="T10">Graphing Inequalities</text:span></text:p>
        </text:list-item>
        <text:list-item>
          <text:p text:style-name="P1"><text:span text:style-name="T10">Inequalities in Two variables</text:span></text:p>
        </text:list-item>
        <text:list-item>
          <text:p text:style-name="P1"><text:span text:style-name="T10">Linear Inequalities</text:span></text:p>
        </text:list-item>
        <text:list-item>
          <text:p text:style-name="P1"><text:span text:style-name="T10">Graphing Linear Inequalities</text:span></text:p>
        </text:list-item>
        <text:list-item>
          <text:p text:style-name="P1"><text:span text:style-name="T10">Vertical Lines</text:span></text:p>
        </text:list-item>
        <text:list-item>
          <text:p text:style-name="P1"><text:span text:style-name="T10">Linear Programming</text:span></text:p>
        </text:list-item>
        <text:list-item>
          <text:p text:style-name="P1"><text:span text:style-name="T10">Linear programming Word Problems</text:span></text:p>
        </text:list-item>
        <text:list-item>
          <text:p text:style-name="P1">Sequences, Series, and Sigma Notation</text:p>
        </text:list-item>
        <text:list-item>
          <text:p text:style-name="P1">Arithmetic Sequences and Series</text:p>
        </text:list-item>
        <text:list-item>
          <text:p text:style-name="P1">Geometric Sequences and Series</text:p>
        </text:list-item>
        <text:list-item>
          <text:p text:style-name="P1">Infinite geometric series</text:p>
        </text:list-item>
        <text:list-item>
          <text:p text:style-name="P1">Bungee Jump</text:p>
        </text:list-item>
        <text:list-item>
          <text:p text:style-name="P1">Combinatorics</text:p>
        </text:list-item>
        <text:list-item>
          <text:p text:style-name="P1">Combinatorics: Permutations</text:p>
        </text:list-item>
        <text:list-item>
          <text:p text:style-name="P1"><text:soft-page-break/>Fundamental counting principle</text:p>
        </text:list-item>
        <text:list-item>
          <text:p text:style-name="P1">Combinatorics: Combinations</text:p>
        </text:list-item>
        <text:list-item>
          <text:p text:style-name="P1">Deriving the formula for combinations of n objects chosen r at a time <text:s/>nCr = n!/(n – r)!r</text:p>
        </text:list-item>
        <text:list-item>
          <text:p text:style-name="P1">!Binomial Coefficient Notation (rn) = nCr</text:p>
        </text:list-item>
        <text:list-item>
          <text:p text:style-name="P1">Gaussian Sums</text:p>
        </text:list-item>
        <text:list-item>
          <text:p text:style-name="P1">Number Letter Cypher</text:p>
        </text:list-item>
        <text:list-item>
          <text:p text:style-name="P1">Geometric Sequence of Imperail Measurement System</text:p>
        </text:list-item>
        <text:list-item>
          <text:p text:style-name="P1">Final Matrix</text:p>
        </text:list-item>
        <text:list-item>
          <text:p text:style-name="P1">Final Number to Letter Function</text:p>
        </text:list-item>
        <text:list-item>
          <text:p text:style-name="P1">How to Draw Squares and Cubes</text:p>
        </text:list-item>
        <text:list-item>
          <text:p text:style-name="P1">Activity: For 3 dimensions to choose from how many 2d pairings can we create?</text:p>
        </text:list-item>
        <text:list-item>
          <text:p text:style-name="P1">Activiy: What “ planes of existence ” are represented by the 3 combinations?</text:p>
        </text:list-item>
        <text:list-item>
          <text:p text:style-name="P1">Matrix in 3 dimensions</text:p>
        </text:list-item>
        <text:list-item>
          <text:p text:style-name="P1">Base Systems</text:p>
        </text:list-item>
        <text:list-item>
          <text:p text:style-name="P1">The Binomial Theorem</text:p>
        </text:list-item>
        <text:list-item>
          <text:p text:style-name="P1">Pascals triangle</text:p>
        </text:list-item>
        <text:list-item>
          <text:p text:style-name="P1">The Binomial Theorem Using binomials</text:p>
        </text:list-item>
        <text:list-item>
          <text:p text:style-name="P1">Probability</text:p>
        </text:list-item>
        <text:list-item>
          <text:p text:style-name="P1">Key words, Phrases, and Ideas</text:p>
        </text:list-item>
        <text:list-item>
          <text:p text:style-name="P1">Average Mediand and Mode</text:p>
        </text:list-item>
        <text:list-item>
          <text:p text:style-name="P1">Coin Toss</text:p>
        </text:list-item>
        <text:list-item>
          <text:p text:style-name="P1">Die Rolls</text:p>
        </text:list-item>
        <text:list-item>
          <text:p text:style-name="P1">Cards In a Deck</text:p>
        </text:list-item>
        <text:list-item>
          <text:p text:style-name="P1">Cubes</text:p>
        </text:list-item>
        <text:list-item>
          <text:p text:style-name="P1">City Blocks and taxicab Algebra</text:p>
        </text:list-item>
        <text:list-item>
          <text:p text:style-name="P1">Basic Geometry</text:p>
        </text:list-item>
        <text:list-item>
          <text:p text:style-name="P1">Types of shapes</text:p>
        </text:list-item>
        <text:list-item>
          <text:p text:style-name="P1">2d Shapes</text:p>
        </text:list-item>
        <text:list-item>
          <text:p text:style-name="P1">Perimeter and Area Formulas</text:p>
        </text:list-item>
        <text:list-item>
          <text:p text:style-name="P1">Types of Polygons</text:p>
        </text:list-item>
        <text:list-item>
          <text:p text:style-name="P1">Construction exercises</text:p>
        </text:list-item>
        <text:list-item>
          <text:p text:style-name="P1">Use Geometric means to deduce a decimal for √1/2 </text:p>
        </text:list-item>
        <text:list-item>
          <text:p text:style-name="P1">Unit Circle</text:p>
        </text:list-item>
        <text:list-item>
          <text:p text:style-name="P1">Secants</text:p>
        </text:list-item>
        <text:list-item>
          <text:p text:style-name="P1">Tangents</text:p>
        </text:list-item>
        <text:list-item>
          <text:p text:style-name="P1">Degrees</text:p>
        </text:list-item>
        <text:list-item>
          <text:p text:style-name="P1">Radians</text:p>
        </text:list-item>
        <text:list-item>
          <text:p text:style-name="P1">Radicals</text:p>
        </text:list-item>
        <text:list-item>
          <text:p text:style-name="P1">PI</text:p>
        </text:list-item>
        <text:list-item>
          <text:p text:style-name="P1">How the Unit Circle is Derived</text:p>
        </text:list-item>
        <text:list-item>
          <text:p text:style-name="P1">Special Triangles</text:p>
        </text:list-item>
        <text:list-item>
          <text:p text:style-name="P1">Geometry Notation Symbols</text:p>
        </text:list-item>
        <text:list-item>
          <text:p text:style-name="P1">Geometric rotations</text:p>
        </text:list-item>
        <text:list-item>
          <text:p text:style-name="P1">Basic Trigonometry Facts</text:p>
        </text:list-item>
        <text:list-item>
          <text:p text:style-name="P1">Classification of triangles by type</text:p>
        </text:list-item>
        <text:list-item>
          <text:p text:style-name="P1">Visual aids (pictures of all types of triangle's by angle and side length)</text:p>
        </text:list-item>
        <text:list-item>
          <text:p text:style-name="P1">Labeling a △</text:p>
        </text:list-item>
        <text:list-item>
          <text:p text:style-name="P1">SohCahToa</text:p>
        </text:list-item>
        <text:list-item>
          <text:p text:style-name="P1">Trig Ratios</text:p>
        </text:list-item>
        <text:list-item>
          <text:p text:style-name="P1">Finding angles when all sides are given</text:p>
        </text:list-item>
        <text:list-item>
          <text:p text:style-name="P1">Converting angles in degrees to ratios</text:p>
        </text:list-item>
        <text:list-item>
          <text:p text:style-name="P2">Solving for a missing side</text:p>
        </text:list-item>
        <text:list-item>
          <text:p text:style-name="P1">Difference between trig function and trig ratios</text:p>
        </text:list-item>
        <text:list-item>
          <text:p text:style-name="P1">Notation</text:p>
        </text:list-item>
        <text:list-item>
          <text:p text:style-name="P1">Unit circle</text:p>
        </text:list-item>
        <text:list-item>
          <text:p text:style-name="P1">The Equilateral triangle and its derivative the 30°:60° Triangle</text:p>
        </text:list-item>
        <text:list-item>
          <text:p text:style-name="P1">Pythoagoras</text:p>
        </text:list-item>
        <text:list-item>
          <text:p text:style-name="P1">Unit triangle</text:p>
        </text:list-item>
        <text:list-item>
          <text:p text:style-name="P1">Similarity Theorems</text:p>
        </text:list-item>
        <text:list-item>
          <text:p text:style-name="P1">SSS- Side-Side-Side Theorem</text:p>
        </text:list-item>
        <text:list-item>
          <text:p text:style-name="P1">SAS- Side-Angle-Side Theorem</text:p>
        </text:list-item>
        <text:list-item>
          <text:p text:style-name="P1">AA- Angle-Angle Theorem</text:p>
        </text:list-item>
        <text:list-item>
          <text:p text:style-name="P1">Law of Sines a/sina = b/sinb = c/sinc</text:p>
        </text:list-item>
        <text:list-item>
          <text:p text:style-name="P1">Proof of the law of sines</text:p>
        </text:list-item>
        <text:list-item>
          <text:p text:style-name="P1">SSA the Ambiguous case</text:p>
        </text:list-item>
        <text:list-item>
          <text:p text:style-name="P1">Law of Cosines:</text:p>
        </text:list-item>
        <text:list-item>
          <text:p text:style-name="P1">Fundamentals of Oblique Triangles</text:p>
        </text:list-item>
        <text:list-item>
          <text:p text:style-name="P1">Solving SSA without Law of Sines or Cosines</text:p>
        </text:list-item>
        <text:list-item>
          <text:p text:style-name="P1">Area formulas</text:p>
        </text:list-item>
        <text:list-item>
          <text:p text:style-name="P1">Using Sine to calculate height</text:p>
        </text:list-item>
        <text:list-item>
          <text:p text:style-name="P1">Heron's Formula</text:p>
        </text:list-item>
        <text:list-item>
          <text:p text:style-name="P1">Law of Tangents</text:p>
        </text:list-item>
        <text:list-item>
          <text:p text:style-name="P1">Number Theory</text:p>
        </text:list-item>
        <text:list-item>
          <text:p text:style-name="P1">Malone Algorithm for trig functions: ∀ f <text:s/>the answer to any missing side is either pf or qf <text:s/>where x is the inverse of p or q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 Display G1" svg:font-family="'Linux Libertine Display G'"/>
    <style:font-face style:name="Tahoma2" svg:font-family="Tahoma"/>
    <style:font-face style:name="Tahoma1" svg:font-family="Tahoma" style:font-family-generic="swiss"/>
    <style:font-face style:name="Linux Libertine Display G" svg:font-family="'Linux Libertine Display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3" style:display-name="Heading 3" style:family="paragraph" style:parent-style-name="Heading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H26M57S</meta:editing-duration>
    <meta:editing-cycles>5</meta:editing-cycles>
    <meta:generator>OpenOffice/4.1.15$Win32 OpenOffice.org_project/4115m2$Build-9813</meta:generator>
    <dc:date>2025-09-06T13:27:12.91</dc:date>
    <dc:creator>Joseph Malone</dc:creator>
    <meta:document-statistic meta:table-count="0" meta:image-count="0" meta:object-count="0" meta:page-count="4" meta:paragraph-count="177" meta:word-count="851" meta:character-count="5247"/>
    <meta:user-defined meta:name="Info 1"/>
    <meta:user-defined meta:name="Info 2"/>
    <meta:user-defined meta:name="Info 3"/>
    <meta:user-defined meta:name="Info 4"/>
  </office:meta>
</office:document-meta>
</file>